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mappings.dbpedia.org/server/ontology/classes/owl%3AThing" xlink:type="simple">owl:Thing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mappings.dbpedia.org/server/ontology/classes/Activity" xlink:type="simple">Activity</text:a>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mappings.dbpedia.org/server/ontology/classes/Game" xlink:type="simple">Game</text:a>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mappings.dbpedia.org/server/ontology/classes/Sales" xlink:type="simple">Sales</text:a>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mappings.dbpedia.org/server/ontology/classes/Sport" xlink:type="simple">Sport</text:a>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ity</text:p>
          </table:table-cell>
        </table:table-row>
      </table:table>
      <table:named-expressions>
        <table:named-range table:name="Activity" table:base-cell-address="$Sheet1.$A$2" table:cell-range-address="$Sheet1.$B$2"/>
        <table:named-range table:name="Athletics" table:base-cell-address="$Sheet1.$A$8" table:cell-range-address="$Sheet1.$B$6"/>
        <table:named-range table:name="BoardGame" table:base-cell-address="$Sheet1.$A$4" table:cell-range-address="$Sheet1.$B$4"/>
        <table:named-range table:name="CardGame" table:base-cell-address="$Sheet1.$A$5" table:cell-range-address="$Sheet1.$B$5"/>
        <table:named-range table:name="Game" table:base-cell-address="$Sheet1.$A$3" table:cell-range-address="$Sheet1.$B$3"/>
        <table:named-range table:name="Sales" table:base-cell-address="$Sheet1.$A$6" table:cell-range-address="$Sheet1.$B$4"/>
        <table:named-range table:name="Sport" table:base-cell-address="$Sheet1.$A$7" table:cell-range-address="$Sheet1.$B$5"/>
        <table:named-range table:name="TeamSport" table:base-cell-address="$Sheet1.$A$9" table:cell-range-address="$Sheet1.$B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8:17:33.516831303</meta:creation-date>
    <dc:date>2018-09-06T18:21:49.424032267</dc:date>
    <meta:editing-duration>PT4M15S</meta:editing-duration>
    <meta:editing-cycles>2</meta:editing-cycles>
    <meta:generator>LibreOffice/5.1.6.2$Linux_X86_64 LibreOffice_project/10m0$Build-2</meta:generator>
    <meta:document-statistic meta:table-count="1" meta:cell-count="14" meta:object-count="0"/>
  </office:meta>
</office:document-meta>
</file>